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333333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4c4c4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00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23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00f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1cm" svg:height="1.309cm" svg:x="1.91cm" svg:y="5.395cm">
          <text:p/>
        </draw:rect>
        <draw:custom-shape draw:style-name="gr2" draw:text-style-name="P1" draw:layer="layout" svg:width="0.674cm" svg:height="0.674cm" svg:x="2.3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4.5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5.6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11cm" svg:y="5.452cm">
          <draw:text-box>
            <text:p><text:span text:style-name="T1">1:00</text:span></text:p>
          </draw:text-box>
        </draw:frame>
        <draw:rect draw:style-name="gr1" draw:text-style-name="P1" draw:layer="layout" svg:width="4.81cm" svg:height="1.309cm" svg:x="1.91cm" svg:y="6.995cm">
          <text:p/>
        </draw:rect>
        <draw:custom-shape draw:style-name="gr2" draw:text-style-name="P1" draw:layer="layout" svg:width="0.674cm" svg:height="0.674cm" svg:x="2.3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4.5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5.6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11cm" svg:y="7.052cm">
          <draw:text-box>
            <text:p><text:span text:style-name="T1">2:00</text:span></text:p>
          </draw:text-box>
        </draw:frame>
        <draw:rect draw:style-name="gr1" draw:text-style-name="P1" draw:layer="layout" svg:width="4.81cm" svg:height="1.309cm" svg:x="1.898cm" svg:y="8.596cm">
          <text:p/>
        </draw:rect>
        <draw:custom-shape draw:style-name="gr2" draw:text-style-name="P1" draw:layer="layout" svg:width="0.674cm" svg:height="0.674cm" svg:x="2.3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4.5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5.6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098cm" svg:y="8.653cm">
          <draw:text-box>
            <text:p><text:span text:style-name="T1">3:00</text:span></text:p>
          </draw:text-box>
        </draw:frame>
        <draw:rect draw:style-name="gr1" draw:text-style-name="P1" draw:layer="layout" svg:width="4.81cm" svg:height="1.309cm" svg:x="1.898cm" svg:y="10.196cm">
          <text:p/>
        </draw:rect>
        <draw:custom-shape draw:style-name="gr2" draw:text-style-name="P1" draw:layer="layout" svg:width="0.674cm" svg:height="0.674cm" svg:x="2.3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3.4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4.5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5.6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098cm" svg:y="10.253cm">
          <draw:text-box>
            <text:p><text:span text:style-name="T1">4:00</text:span></text:p>
          </draw:text-box>
        </draw:frame>
        <draw:rect draw:style-name="gr1" draw:text-style-name="P1" draw:layer="layout" svg:width="4.81cm" svg:height="1.309cm" svg:x="1.922cm" svg:y="11.796cm">
          <text:p/>
        </draw:rect>
        <draw:custom-shape draw:style-name="gr2" draw:text-style-name="P1" draw:layer="layout" svg:width="0.674cm" svg:height="0.674cm" svg:x="2.345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3.445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4.545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5.645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122cm" svg:y="11.853cm">
          <draw:text-box>
            <text:p><text:span text:style-name="T1">5:00</text:span></text:p>
          </draw:text-box>
        </draw:frame>
        <draw:rect draw:style-name="gr1" draw:text-style-name="P1" draw:layer="layout" svg:width="4.81cm" svg:height="1.309cm" svg:x="1.922cm" svg:y="13.396cm">
          <text:p/>
        </draw:rect>
        <draw:custom-shape draw:style-name="gr2" draw:text-style-name="P1" draw:layer="layout" svg:width="0.674cm" svg:height="0.674cm" svg:x="2.345cm" svg:y="1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3.445cm" svg:y="1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4.545cm" svg:y="1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5.645cm" svg:y="1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7.122cm" svg:y="13.453cm">
          <draw:text-box>
            <text:p><text:span text:style-name="T1">6:00</text:span></text:p>
          </draw:text-box>
        </draw:frame>
        <draw:rect draw:style-name="gr1" draw:text-style-name="P1" draw:layer="layout" svg:width="4.81cm" svg:height="1.309cm" svg:x="11.657cm" svg:y="5.394cm">
          <text:p/>
        </draw:rect>
        <draw:custom-shape draw:style-name="gr2" draw:text-style-name="P1" draw:layer="layout" svg:width="0.674cm" svg:height="0.674cm" svg:x="12.08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13.18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14.28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15.38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17.431cm" svg:y="5.451cm">
          <draw:text-box>
            <text:p><text:span text:style-name="T1">7:00</text:span></text:p>
          </draw:text-box>
        </draw:frame>
        <draw:rect draw:style-name="gr1" draw:text-style-name="P1" draw:layer="layout" svg:width="4.81cm" svg:height="1.309cm" svg:x="11.633cm" svg:y="6.993cm">
          <text:p/>
        </draw:rect>
        <draw:custom-shape draw:style-name="gr7" draw:text-style-name="P1" draw:layer="layout" svg:width="0.674cm" svg:height="0.674cm" svg:x="12.05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3.15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4.25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5.35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17.431cm" svg:y="7.05cm">
          <draw:text-box>
            <text:p><text:span text:style-name="T1">8:00</text:span></text:p>
          </draw:text-box>
        </draw:frame>
        <draw:rect draw:style-name="gr1" draw:text-style-name="P1" draw:layer="layout" svg:width="4.81cm" svg:height="1.309cm" svg:x="11.657cm" svg:y="8.593cm">
          <text:p/>
        </draw:rect>
        <draw:custom-shape draw:style-name="gr7" draw:text-style-name="P1" draw:layer="layout" svg:width="0.674cm" svg:height="0.674cm" svg:x="12.08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3.18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4.28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15.38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49cm" svg:height="1.195cm" svg:x="17.431cm" svg:y="8.65cm">
          <draw:text-box>
            <text:p><text:span text:style-name="T1">9:00</text:span></text:p>
          </draw:text-box>
        </draw:frame>
        <draw:rect draw:style-name="gr1" draw:text-style-name="P1" draw:layer="layout" svg:width="4.81cm" svg:height="1.309cm" svg:x="11.657cm" svg:y="10.193cm">
          <text:p/>
        </draw:rect>
        <draw:custom-shape draw:style-name="gr7" draw:text-style-name="P1" draw:layer="layout" svg:width="0.674cm" svg:height="0.674cm" svg:x="12.08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3.18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14.28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5.38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623cm" svg:height="1.195cm" svg:x="16.957cm" svg:y="10.25cm">
          <draw:text-box>
            <text:p><text:span text:style-name="T1">10:00</text:span></text:p>
          </draw:text-box>
        </draw:frame>
        <draw:rect draw:style-name="gr1" draw:text-style-name="P1" draw:layer="layout" svg:width="4.81cm" svg:height="1.309cm" svg:x="11.645cm" svg:y="11.794cm">
          <text:p/>
        </draw:rect>
        <draw:custom-shape draw:style-name="gr7" draw:text-style-name="P1" draw:layer="layout" svg:width="0.674cm" svg:height="0.674cm" svg:x="12.068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3.168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14.268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15.368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623cm" svg:height="1.195cm" svg:x="16.957cm" svg:y="11.851cm">
          <draw:text-box>
            <text:p><text:span text:style-name="T1">11:00</text:span></text:p>
          </draw:text-box>
        </draw:frame>
        <draw:rect draw:style-name="gr1" draw:text-style-name="P1" draw:layer="layout" svg:width="4.81cm" svg:height="1.309cm" svg:x="11.633cm" svg:y="13.395cm">
          <text:p/>
        </draw:rect>
        <draw:custom-shape draw:style-name="gr7" draw:text-style-name="P1" draw:layer="layout" svg:width="0.674cm" svg:height="0.674cm" svg:x="12.056cm" svg:y="1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13.156cm" svg:y="1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4.256cm" svg:y="1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15.356cm" svg:y="1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623cm" svg:height="1.195cm" svg:x="16.957cm" svg:y="13.452cm">
          <draw:text-box>
            <text:p><text:span text:style-name="T1">12:00</text:span></text:p>
          </draw:text-box>
        </draw:frame>
      </draw:page>
      <draw:page draw:name="page2" draw:style-name="dp1" draw:master-page-name="Default">
        <draw:rect draw:style-name="gr1" draw:text-style-name="P1" draw:layer="layout" svg:width="2.643cm" svg:height="1.309cm" svg:x="1.905cm" svg:y="5.395cm">
          <text:p/>
        </draw:rect>
        <draw:custom-shape draw:style-name="gr2" draw:text-style-name="P1" draw:layer="layout" svg:width="0.674cm" svg:height="0.674cm" svg:x="2.3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33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1.475cm" svg:height="1.195cm" svg:x="5.468cm" svg:y="5.452cm">
          <draw:text-box>
            <text:p text:style-name="P3"><text:span text:style-name="T1">0 to 15 minutes past the hour</text:span></text:p>
          </draw:text-box>
        </draw:frame>
        <draw:rect draw:style-name="gr1" draw:text-style-name="P1" draw:layer="layout" svg:width="2.643cm" svg:height="1.309cm" svg:x="1.905cm" svg:y="6.995cm">
          <text:p/>
        </draw:rect>
        <draw:custom-shape draw:style-name="gr2" draw:text-style-name="P1" draw:layer="layout" svg:width="0.674cm" svg:height="0.674cm" svg:x="2.3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74cm" svg:height="0.674cm" svg:x="3.433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1.945cm" svg:height="1.195cm" svg:x="4.998cm" svg:y="7.052cm">
          <draw:text-box>
            <text:p text:style-name="P3"><text:span text:style-name="T1">15 to 30 minutes past the hour</text:span></text:p>
          </draw:text-box>
        </draw:frame>
        <draw:rect draw:style-name="gr1" draw:text-style-name="P1" draw:layer="layout" svg:width="2.643cm" svg:height="1.309cm" svg:x="1.898cm" svg:y="8.596cm">
          <text:p/>
        </draw:rect>
        <draw:custom-shape draw:style-name="gr9" draw:text-style-name="P1" draw:layer="layout" svg:width="0.674cm" svg:height="0.674cm" svg:x="2.3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21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1.945cm" svg:height="1.195cm" svg:x="4.998cm" svg:y="8.653cm">
          <draw:text-box>
            <text:p text:style-name="P3"><text:span text:style-name="T1">30 to 45 minutes past the hour</text:span></text:p>
          </draw:text-box>
        </draw:frame>
        <draw:rect draw:style-name="gr1" draw:text-style-name="P1" draw:layer="layout" svg:width="2.643cm" svg:height="1.309cm" svg:x="1.898cm" svg:y="10.196cm">
          <text:p/>
        </draw:rect>
        <draw:custom-shape draw:style-name="gr9" draw:text-style-name="P1" draw:layer="layout" svg:width="0.674cm" svg:height="0.674cm" svg:x="2.3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74cm" svg:height="0.674cm" svg:x="3.421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1.945cm" svg:height="1.195cm" svg:x="4.998cm" svg:y="10.253cm">
          <draw:text-box>
            <text:p text:style-name="P3"><text:span text:style-name="T1">45 to 60 minutes past the hour</text:span></text:p>
          </draw:text-box>
        </draw:frame>
      </draw:page>
      <draw:page draw:name="page3" draw:style-name="dp1" draw:master-page-name="Default">
        <draw:rect draw:style-name="gr1" draw:text-style-name="P1" draw:layer="layout" svg:width="4.81cm" svg:height="1.309cm" svg:x="1.91cm" svg:y="5.394cm">
          <text:p/>
        </draw:rect>
        <draw:custom-shape draw:style-name="gr7" draw:text-style-name="P1" draw:layer="layout" svg:width="0.674cm" svg:height="0.674cm" svg:x="2.333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33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4.533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5.633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643cm" svg:height="1.309cm" svg:x="7.329cm" svg:y="5.394cm">
          <text:p/>
        </draw:rect>
        <draw:custom-shape draw:style-name="gr2" draw:text-style-name="P1" draw:layer="layout" svg:width="0.674cm" svg:height="0.674cm" svg:x="7.757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74cm" svg:height="0.674cm" svg:x="8.857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977cm" svg:height="1.195cm" svg:x="11.183cm" svg:y="5.453cm">
          <draw:text-box>
            <text:p text:style-name="P3"><text:span text:style-name="T1">8:15 to 8:30</text:span></text:p>
          </draw:text-box>
        </draw:frame>
        <draw:rect draw:style-name="gr1" draw:text-style-name="P1" draw:layer="layout" svg:width="4.81cm" svg:height="1.309cm" svg:x="1.897cm" svg:y="6.995cm">
          <text:p/>
        </draw:rect>
        <draw:custom-shape draw:style-name="gr2" draw:text-style-name="P1" draw:layer="layout" svg:width="0.674cm" svg:height="0.674cm" svg:x="2.3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4cm" svg:height="0.674cm" svg:x="3.4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4.5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5.6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643cm" svg:height="1.309cm" svg:x="7.316cm" svg:y="6.995cm">
          <text:p/>
        </draw:rect>
        <draw:custom-shape draw:style-name="gr2" draw:text-style-name="P1" draw:layer="layout" svg:width="0.674cm" svg:height="0.674cm" svg:x="7.744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8.844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977cm" svg:height="1.195cm" svg:x="11.183cm" svg:y="7.054cm">
          <draw:text-box>
            <text:p text:style-name="P3"><text:span text:style-name="T1">6:00 to 6:15</text:span></text:p>
          </draw:text-box>
        </draw:frame>
        <draw:rect draw:style-name="gr1" draw:text-style-name="P1" draw:layer="layout" svg:width="4.81cm" svg:height="1.309cm" svg:x="1.898cm" svg:y="8.594cm">
          <text:p/>
        </draw:rect>
        <draw:custom-shape draw:style-name="gr7" draw:text-style-name="P1" draw:layer="layout" svg:width="0.674cm" svg:height="0.674cm" svg:x="2.32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2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4.52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5.62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643cm" svg:height="1.309cm" svg:x="7.317cm" svg:y="8.594cm">
          <text:p/>
        </draw:rect>
        <draw:custom-shape draw:style-name="gr9" draw:text-style-name="P1" draw:layer="layout" svg:width="0.674cm" svg:height="0.674cm" svg:x="7.745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8.845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977cm" svg:height="1.195cm" svg:x="11.183cm" svg:y="8.653cm">
          <draw:text-box>
            <text:p text:style-name="P3"><text:span text:style-name="T1">9:30 to 9:45</text:span></text:p>
          </draw:text-box>
        </draw:frame>
        <draw:rect draw:style-name="gr1" draw:text-style-name="P1" draw:layer="layout" svg:width="4.81cm" svg:height="1.309cm" svg:x="1.885cm" svg:y="10.195cm">
          <text:p/>
        </draw:rect>
        <draw:custom-shape draw:style-name="gr7" draw:text-style-name="P1" draw:layer="layout" svg:width="0.674cm" svg:height="0.674cm" svg:x="2.308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4cm" svg:height="0.674cm" svg:x="3.408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4cm" svg:height="0.674cm" svg:x="4.508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4cm" svg:height="0.674cm" svg:x="5.608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643cm" svg:height="1.309cm" svg:x="7.304cm" svg:y="10.195cm">
          <text:p/>
        </draw:rect>
        <draw:custom-shape draw:style-name="gr9" draw:text-style-name="P1" draw:layer="layout" svg:width="0.674cm" svg:height="0.674cm" svg:x="7.732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74cm" svg:height="0.674cm" svg:x="8.832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916cm" svg:height="1.195cm" svg:x="10.244cm" svg:y="10.254cm">
          <draw:text-box>
            <text:p text:style-name="P3"><text:span text:style-name="T1">11:45 to 12: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1-05-25T22:39:23</meta:creation-date>
    <dc:date>2021-05-26T01:44:31</dc:date>
    <dc:creator>James Plank</dc:creator>
    <meta:editing-duration>PT2H44M25S</meta:editing-duration>
    <meta:editing-cycles>3</meta:editing-cycles>
    <meta:generator>OpenOffice/4.1.5$Unix OpenOffice.org_project/415m1$Build-9789</meta:generator>
    <meta:document-statistic meta:object-count="124"/>
  </office:meta>
</office:document-meta>
</file>